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)" office:value-type="float" office:value="80000">
            <text:p>8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)" office:value-type="float" office:value="68500">
            <text:p>68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11500">
            <text:p>11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5000">
            <text:p>50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25000">
            <text:p>25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5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table:number-columns-repeated="4"/>
          <table:table-cell table:style-name="ce2" table:formula="of:=SUM([.B59:.F59])" office:value-type="float" office:value="8600">
            <text:p>8600</text:p>
          </table:table-cell>
          <table:table-cell table:formula="of:=SUM([.B90:.F90])" office:value-type="float" office:value="307.142857142857">
            <text:p>307.14285714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307.142857142857">
            <text:p>307.1428571429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90:.F90])" office:value-type="float" office:value="307.142857142857">
            <text:p>307.14285714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307.142857142857">
            <text:p>307.14285714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B90:.F90])" office:value-type="float" office:value="307.142857142857">
            <text:p>307.1428571429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3"/>
          <table:table-cell table:formula="of:=SUM([.C90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307.142857142857">
            <text:p>307.14285714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5"/>
          <table:table-cell table:formula="of:=SUM([.B90:.F90])" office:value-type="float" office:value="307.142857142857">
            <text:p>307.14285714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307.142857142857">
            <text:p>307.142857142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Hasmik K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Ani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Araks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Meruj</text:p>
          </table:table-cell>
          <table:table-cell table:number-columns-repeated="3"/>
        </table:table-row>
        <table:table-row table:style-name="ro12">
          <table:table-cell/>
          <table:table-cell table:formula="of:=[.B59]/28" office:value-type="float" office:value="307.142857142857">
            <text:p>307.1428571429</text:p>
          </table:table-cell>
          <table:table-cell table:formula="of:=[.C59]/21" office:value-type="float" office:value="0">
            <text:p>0</text:p>
          </table:table-cell>
          <table:table-cell table:formula="of:=[.D59]/22" office:value-type="float" office:value="0">
            <text:p>0</text:p>
          </table:table-cell>
          <table:table-cell table:formula="of:=[.E59]/27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3])" office:value-type="float" office:value="6757.14285714286">
            <text:p>6757.1428571429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5/16/2016</text:date>, <text:time>10:3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6T10:39:21</dc:date>
    <meta:editing-duration>P7DT35M40S</meta:editing-duration>
    <meta:editing-cycles>2434</meta:editing-cycles>
    <meta:generator>OpenOffice/4.1.1$Unix OpenOffice.org_project/411m6$Build-9775</meta:generator>
    <dc:creator>Hasmik Dabaghyan</dc:creator>
    <meta:document-statistic meta:table-count="14" meta:cell-count="6026" meta:object-count="0"/>
  </office:meta>
</office:document-meta>
</file>